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style:text-underline-style="none" fo:font-weight="normal"/>
    </style:style>
    <style:style style:name="P2" style:family="paragraph" style:parent-style-name="Heading_20_3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Text_20_body">
      <style:paragraph-properties fo:margin-top="0cm" fo:margin-bottom="0cm" style:contextual-spacing="false" fo:orphans="2" fo:widows="2"/>
      <style:text-properties style:text-underline-style="none" officeooo:paragraph-rsid="001f6493"/>
    </style:style>
    <style:style style:name="P5" style:family="paragraph" style:parent-style-name="Text_20_body">
      <style:paragraph-properties fo:margin-top="0cm" fo:margin-bottom="0cm" style:contextual-spacing="false" fo:orphans="2" fo:widows="2"/>
      <style:text-properties style:text-underline-style="none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style:text-underline-style="none" fo:font-weight="normal" officeooo:paragraph-rsid="001c4c4a"/>
    </style:style>
    <style:style style:name="P8" style:family="paragraph" style:parent-style-name="Text_20_body" style:list-style-name="L1">
      <style:paragraph-properties fo:margin-top="0cm" fo:margin-bottom="0cm" style:contextual-spacing="false" fo:orphans="2" fo:widows="2"/>
      <style:text-properties style:text-underline-style="none" officeooo:paragraph-rsid="001e73db"/>
    </style:style>
    <style:style style:name="P9" style:family="paragraph" style:parent-style-name="Text_20_body" style:list-style-name="L3">
      <style:paragraph-properties fo:margin-top="0cm" fo:margin-bottom="0cm" style:contextual-spacing="false" fo:orphans="2" fo:widows="2"/>
      <style:text-properties style:text-underline-style="none" officeooo:paragraph-rsid="00219190"/>
    </style:style>
    <style:style style:name="P10" style:family="paragraph" style:parent-style-name="Text_20_body" style:list-style-name="L2">
      <style:paragraph-properties fo:margin-top="0cm" fo:margin-bottom="0cm" style:contextual-spacing="false" fo:orphans="2" fo:widows="2"/>
      <style:text-properties officeooo:paragraph-rsid="001f6493"/>
    </style:style>
    <style:style style:name="P11" style:family="paragraph" style:parent-style-name="Text_20_body" style:list-style-name="L4">
      <style:paragraph-properties fo:margin-top="0cm" fo:margin-bottom="0cm" style:contextual-spacing="false" fo:orphans="2" fo:widows="2"/>
    </style:style>
    <style:style style:name="P12" style:family="paragraph" style:parent-style-name="Text_20_body" style:list-style-name="L5">
      <style:paragraph-properties fo:margin-top="0cm" fo:margin-bottom="0cm" style:contextual-spacing="false" fo:orphans="2" fo:widows="2"/>
      <style:text-properties officeooo:paragraph-rsid="001c4c4a"/>
    </style:style>
    <style:style style:name="P13" style:family="paragraph" style:parent-style-name="Text_20_body" style:list-style-name="L5">
      <style:paragraph-properties fo:margin-top="0cm" fo:margin-bottom="0cm" style:contextual-spacing="false" fo:orphans="2" fo:widows="2"/>
    </style:style>
    <style:style style:name="P14" style:family="paragraph" style:parent-style-name="Text_20_body" style:list-style-name="L6">
      <style:paragraph-properties fo:margin-top="0cm" fo:margin-bottom="0cm" style:contextual-spacing="false" fo:orphans="2" fo:widows="2"/>
    </style:style>
    <style:style style:name="P15" style:family="paragraph" style:parent-style-name="Text_20_body" style:list-style-name="L7">
      <style:paragraph-properties fo:margin-top="0cm" fo:margin-bottom="0cm" style:contextual-spacing="false" fo:orphans="2" fo:widows="2"/>
    </style:style>
    <style:style style:name="P16" style:family="paragraph" style:parent-style-name="Text_20_body" style:list-style-name="L8">
      <style:paragraph-properties fo:margin-top="0cm" fo:margin-bottom="0cm" style:contextual-spacing="false" fo:orphans="2" fo:widows="2"/>
    </style:style>
    <style:style style:name="P17" style:family="paragraph" style:parent-style-name="Text_20_body" style:list-style-name="L9">
      <style:paragraph-properties fo:margin-top="0cm" fo:margin-bottom="0cm" style:contextual-spacing="false" fo:orphans="2" fo:widows="2"/>
    </style:style>
    <style:style style:name="P18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style:text-underline-style="none" fo:font-weight="normal" fo:background-color="transparent"/>
    </style:style>
    <style:style style:name="P19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style:text-underline-style="none" fo:font-weight="normal"/>
    </style:style>
    <style:style style:name="P20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apple-system" fo:font-size="16pt" fo:letter-spacing="normal" fo:font-style="normal" style:text-underline-style="none" fo:font-weight="normal" style:font-size-asian="16pt" style:font-size-complex="16pt"/>
    </style:style>
    <style:style style:name="T1" style:family="text">
      <style:text-properties fo:font-variant="normal" fo:text-transform="none" fo:color="#1f2328" loext:opacity="100%" style:font-name="apple-system" fo:font-size="16pt" fo:letter-spacing="normal" fo:font-style="normal" fo:font-weight="normal" fo:background-color="transparent" loext:char-shading-value="0" style:font-size-asian="16pt" style:font-size-complex="16pt"/>
    </style:style>
    <style:style style:name="T2" style:family="text">
      <style:text-properties fo:font-variant="normal" fo:text-transform="none" fo:color="#1f2328" loext:opacity="100%" style:font-name="apple-system" fo:font-size="16pt" fo:letter-spacing="normal" fo:font-style="normal" fo:font-weight="normal" officeooo:rsid="001e73db" fo:background-color="transparent" loext:char-shading-value="0" style:font-size-asian="16pt" style:font-size-complex="16pt"/>
    </style:style>
    <style:style style:name="T3" style:family="text">
      <style:text-properties fo:font-variant="normal" fo:text-transform="none" fo:color="#1f2328" loext:opacity="100%" style:font-name="apple-system" fo:font-size="16pt" fo:letter-spacing="normal" fo:font-style="normal" fo:font-weight="normal" officeooo:rsid="00219190" fo:background-color="transparent" loext:char-shading-value="0" style:font-size-asian="16pt" style:font-size-complex="16pt"/>
    </style:style>
    <style:style style:name="T4" style:family="text">
      <style:text-properties fo:font-variant="normal" fo:text-transform="none" fo:color="#1f2328" loext:opacity="100%" style:font-name="apple-system" fo:font-size="16pt" fo:letter-spacing="normal" fo:font-style="normal" style:text-underline-style="none" fo:font-weight="normal" fo:background-color="transparent" loext:char-shading-value="0" style:font-size-asian="16pt" style:font-size-complex="16pt"/>
    </style:style>
    <style:style style:name="T5" style:family="text">
      <style:text-properties fo:font-variant="normal" fo:text-transform="none" fo:color="#1f2328" loext:opacity="100%" style:font-name="apple-system" fo:font-size="16pt" fo:letter-spacing="normal" fo:font-style="normal" style:text-underline-style="none" fo:font-weight="normal" officeooo:rsid="001f6493" fo:background-color="transparent" loext:char-shading-value="0" style:font-size-asian="16pt" style:font-size-complex="16pt"/>
    </style:style>
    <style:style style:name="T6" style:family="text">
      <style:text-properties officeooo:rsid="00233ca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1-easy" text:anchor-type="page" text:anchor-page-number="1" svg:x="-0.741cm" svg:y="0cm" svg:width="0.741cm" draw:z-index="0">
        <draw:text-box fo:min-height="0.741cm">
          <text:p text:style-name="Text_20_body"/>
        </draw:text-box>
      </draw:frame>
      <draw:frame draw:style-name="fr1" draw:name="user-content-2-easy" text:anchor-type="page" text:anchor-page-number="1" svg:x="-0.741cm" svg:y="0cm" svg:width="0.741cm" draw:z-index="1">
        <draw:text-box fo:min-height="0.741cm">
          <text:p text:style-name="Text_20_body"/>
        </draw:text-box>
      </draw:frame>
      <draw:frame draw:style-name="fr1" draw:name="user-content-3-easy" text:anchor-type="page" text:anchor-page-number="1" svg:x="-0.741cm" svg:y="0cm" svg:width="0.741cm" draw:z-index="2">
        <draw:text-box fo:min-height="0.741cm">
          <text:p text:style-name="Text_20_body"/>
        </draw:text-box>
      </draw:frame>
      <draw:frame draw:style-name="fr1" draw:name="user-content-4-middle" text:anchor-type="page" text:anchor-page-number="1" svg:x="-0.741cm" svg:y="0cm" svg:width="0.741cm" draw:z-index="3">
        <draw:text-box fo:min-height="0.741cm">
          <text:p text:style-name="Text_20_body"/>
        </draw:text-box>
      </draw:frame>
      <draw:frame draw:style-name="fr1" draw:name="user-content-5-middle" text:anchor-type="page" text:anchor-page-number="1" svg:x="-0.741cm" svg:y="0cm" svg:width="0.741cm" draw:z-index="4">
        <draw:text-box fo:min-height="0.741cm">
          <text:p text:style-name="Text_20_body"/>
        </draw:text-box>
      </draw:frame>
      <draw:frame draw:style-name="fr1" draw:name="user-content-6-middle" text:anchor-type="page" text:anchor-page-number="1" svg:x="-0.741cm" svg:y="0cm" svg:width="0.741cm" draw:z-index="5">
        <draw:text-box fo:min-height="0.741cm">
          <text:p text:style-name="Text_20_body"/>
        </draw:text-box>
      </draw:frame>
      <draw:frame draw:style-name="fr1" draw:name="user-content-7-hard" text:anchor-type="page" text:anchor-page-number="1" svg:x="-0.741cm" svg:y="0cm" svg:width="0.741cm" draw:z-index="6">
        <draw:text-box fo:min-height="0.741cm">
          <text:p text:style-name="Text_20_body"/>
        </draw:text-box>
      </draw:frame>
      <text:list xml:id="list2167282402" text:style-name="L1">
        <text:list-item>
          <text:list>
            <text:list-header>
              <text:p text:style-name="P8"><text:span text:style-name="T1">//</text:span><text:span text:style-name="T2">Displaylastparam</text:span></text:p>
            </text:list-header>
          </text:list>
        </text:list-item>
      </text:list>
      <text:h text:style-name="P2" text:outline-level="3">func main () {</text:h>
      <text:p text:style-name="P6"><text:tab/>if len(os.Args) == 1 {</text:p>
      <text:p text:style-name="P6"><text:tab/><text:tab/>return</text:p>
      <text:p text:style-name="P6"><text:tab/>}</text:p>
      <text:p text:style-name="P6"><text:tab/>a := os.Args[len(os.Args) -1]</text:p>
      <text:p text:style-name="P6"><text:tab/>for _, mot := range a {</text:p>
      <text:p text:style-name="P6"><text:tab/><text:tab/>z01.PrintRune(mot)</text:p>
      <text:p text:style-name="P6"><text:tab/>}</text:p>
      <text:p text:style-name="P6"><text:tab/>z01.PrintRune('\n')</text:p>
      <text:p text:style-name="P6">}</text:p>
      <text:list xml:id="list2776057955" text:style-name="L2">
        <text:list-item>
          <text:list>
            <text:list-header>
              <text:p text:style-name="P10"><text:span text:style-name="T4">//</text:span><text:span text:style-name="T5">Paramcount</text:span></text:p>
            </text:list-header>
          </text:list>
        </text:list-item>
      </text:list>
      <text:p text:style-name="P4">func main () {</text:p>
      <text:p text:style-name="P4"><text:tab/>numbers := os.Args[1:]</text:p>
      <text:p text:style-name="P4"><text:tab/>var lenght int</text:p>
      <text:p text:style-name="P4"><text:tab/>for i := 0; i &lt; len(numbers); i++ {</text:p>
      <text:p text:style-name="P4"><text:tab/><text:tab/>lenght += 1</text:p>
      <text:p text:style-name="P4"><text:tab/>}</text:p>
      <text:p text:style-name="P4"><text:tab/>z01.PrintRune(rune(lenght + 48))</text:p>
      <text:p text:style-name="P4"><text:tab/>z01.PrintRune(10)</text:p>
      <text:p text:style-name="P4">}</text:p>
      <text:list xml:id="list408016173" text:style-name="L3">
        <text:list-item>
          <text:list>
            <text:list-header>
              <text:p text:style-name="P9"><text:span text:style-name="T1">//</text:span><text:span text:style-name="T3">Max</text:span></text:p>
            </text:list-header>
          </text:list>
        </text:list-item>
      </text:list>
      <text:p text:style-name="P4">func Max(a []int) int {</text:p>
      <text:p text:style-name="P4"><text:tab/>if len(a) == 0 {</text:p>
      <text:p text:style-name="P4"><text:tab/><text:tab/>return 0</text:p>
      <text:p text:style-name="P4"><text:tab/>}</text:p>
      <text:p text:style-name="P4"><text:tab/>max := 0</text:p>
      <text:p text:style-name="P4"><text:tab/>for i := 0; i &lt; len(a); i++ {</text:p>
      <text:p text:style-name="P4"><text:tab/><text:tab/>if max &lt; a[i] {</text:p>
      <text:p text:style-name="P4"><text:tab/><text:tab/><text:tab/>max = a[i]</text:p>
      <text:p text:style-name="P4"><text:tab/><text:tab/>}</text:p>
      <text:p text:style-name="P4"><text:tab/>}</text:p>
      <text:p text:style-name="P4"><text:tab/>return max</text:p>
      <text:p text:style-name="P4">}</text:p>
      <text:list xml:id="list2052491659" text:style-name="L4">
        <text:list-item>
          <text:list>
            <text:list-header>
              <text:p text:style-name="P11"><text:span text:style-name="T4">//</text:span><text:a xlink:type="simple" xlink:href="https://github.com/01-edu/public/tree/master/subjects/wdmatch" text:style-name="Internet_20_link" text:visited-style-name="Visited_20_Internet_20_Link">Wdmatch</text:a></text:p>
            </text:list-header>
          </text:list>
        </text:list-item>
      </text:list>
      <text:p text:style-name="P5">func main() {</text:p>
      <text:p text:style-name="P5"><text:tab/>if len(os.Args) == 3 {</text:p>
      <text:p text:style-name="P5"><text:tab/><text:tab/>for i, j := 0, 0; i &lt; len(os.Args[1]) &amp;&amp; j &lt; len(os.Args[2]); {</text:p>
      <text:p text:style-name="P5"><text:tab/><text:tab/><text:tab/>if os.Args[1][i] == os.Args[2][j] {</text:p>
      <text:p text:style-name="P5"><text:soft-page-break/><text:tab/><text:tab/><text:tab/><text:tab/>i++</text:p>
      <text:p text:style-name="P5"><text:tab/><text:tab/><text:tab/><text:tab/>if i == len(os.Args[1]) {</text:p>
      <text:p text:style-name="P5"><text:tab/><text:tab/><text:tab/><text:tab/><text:tab/>for _, d := range os.Args[1] {</text:p>
      <text:p text:style-name="P5"><text:tab/><text:tab/><text:tab/><text:tab/><text:tab/><text:tab/>z01.PrintRune(d)</text:p>
      <text:p text:style-name="P5"><text:tab/><text:tab/><text:tab/><text:tab/><text:tab/>}</text:p>
      <text:p text:style-name="P5"><text:tab/><text:tab/><text:tab/><text:tab/><text:tab/>z01.PrintRune('\n')</text:p>
      <text:p text:style-name="P5"><text:tab/><text:tab/><text:tab/><text:tab/>}</text:p>
      <text:p text:style-name="P5"><text:tab/><text:tab/><text:tab/>}</text:p>
      <text:p text:style-name="P5"><text:tab/><text:tab/><text:tab/>j++</text:p>
      <text:p text:style-name="P5"><text:tab/><text:tab/><text:tab/>if j == len(os.Args[2]) {</text:p>
      <text:p text:style-name="P5"><text:tab/><text:tab/><text:tab/><text:tab/>return</text:p>
      <text:p text:style-name="P5"><text:tab/><text:tab/><text:tab/>}</text:p>
      <text:p text:style-name="P5"><text:tab/><text:tab/>}</text:p>
      <text:p text:style-name="P5"><text:tab/>}</text:p>
      <text:p text:style-name="P5">}</text:p>
      <text:h text:style-name="P7" text:outline-level="3">3 (easy)</text:h>
      <text:list xml:id="list3300529419" text:style-name="L5">
        <text:list-item>
          <text:list>
            <text:list-header>
              <text:p text:style-name="P12"><text:span text:style-name="T4">//</text:span><text:a xlink:type="simple" xlink:href="https://learn.01founders.co/git/root/public/src/branch/master/subjects/lastrune" text:style-name="Internet_20_link" text:visited-style-name="Visited_20_Internet_20_Link">LastRune</text:a></text:p>
            </text:list-header>
          </text:list>
        </text:list-item>
      </text:list>
      <text:p text:style-name="P18">func LastRune(s string) rune {</text:p>
      <text:p text:style-name="P18"><text:tab/>word := []rune(s)</text:p>
      <text:p text:style-name="P18"><text:tab/>return word[len(s)-1]</text:p>
      <text:p text:style-name="P18">//<text:span text:style-name="T6">firstrune : return word[0]</text:span></text:p>
      <text:p text:style-name="P18">}</text:p>
      <text:list xml:id="list94919672305467" text:continue-numbering="true" text:style-name="L5">
        <text:list-item>
          <text:list>
            <text:list-header>
              <text:p text:style-name="P13"><text:span text:style-name="T4">//</text:span><text:a xlink:type="simple" xlink:href="https://github.com/01-edu/public/tree/master/subjects/rot13" text:style-name="Internet_20_link" text:visited-style-name="Visited_20_Internet_20_Link">Rot13</text:a></text:p>
            </text:list-header>
          </text:list>
        </text:list-item>
      </text:list>
      <text:p text:style-name="P18"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word := os.Args[1]</text:p>
      <text:p text:style-name="P18"><text:tab/>for i := 0; i &lt; len(word); i++ {</text:p>
      <text:p text:style-name="P18"><text:tab/><text:tab/>if word[i] &gt;= 'a' &amp;&amp; word[i] &lt;= 'm' || word[i] &gt;= 'A' &amp;&amp; word[i] &lt;= 'M' {</text:p>
      <text:p text:style-name="P18"><text:tab/><text:tab/><text:tab/>z01.PrintRune(rune(word[i]) + 13)</text:p>
      <text:p text:style-name="P18"><text:tab/><text:tab/>} else if word[i] &gt;= 'n' &amp;&amp; word[i] &lt;= 'z' || word[i] &gt;= 'N' &amp;&amp; word[i] &lt;= 'Z' {</text:p>
      <text:p text:style-name="P18"><text:tab/><text:tab/><text:tab/>z01.PrintRune(rune(word[i]) - 13)</text:p>
      <text:p text:style-name="P18"><text:tab/><text:tab/>} else {</text:p>
      <text:p text:style-name="P18"><text:tab/><text:tab/><text:tab/>z01.PrintRune(rune(word[i]))</text:p>
      <text:p text:style-name="P18"><text:tab/><text:tab/>}</text:p>
      <text:p text:style-name="P18"><text:tab/>}</text:p>
      <text:p text:style-name="P18"><text:tab/>z01.PrintRune('\n')</text:p>
      <text:p text:style-name="P18">}</text:p>
      <text:list xml:id="list94920291639551" text:continue-numbering="true" text:style-name="L5">
        <text:list-item>
          <text:list>
            <text:list-header>
              <text:p text:style-name="P13"><text:span text:style-name="T4">//</text:span><text:a xlink:type="simple" xlink:href="https://github.com/01-edu/public/tree/master/subjects/lastword" text:style-name="Internet_20_link" text:visited-style-name="Visited_20_Internet_20_Link">Lastword</text:a></text:p>
            </text:list-header>
          </text:list>
        </text:list-item>
      </text:list>
      <text:p text:style-name="P5"><text:soft-page-break/>func main() {</text:p>
      <text:p text:style-name="P5"><text:tab/>if len(os.Args) != 2 {</text:p>
      <text:p text:style-name="P5"><text:tab/><text:tab/>return</text:p>
      <text:p text:style-name="P5"><text:tab/>}</text:p>
      <text:p text:style-name="P5"><text:tab/>res := ""</text:p>
      <text:p text:style-name="P5"><text:tab/>word := os.Args[1]</text:p>
      <text:p text:style-name="P5"><text:tab/>for i := len(word) - 1; i &gt;= 0; i-- {</text:p>
      <text:p text:style-name="P5"><text:tab/><text:tab/>if word[i] != ' ' {</text:p>
      <text:p text:style-name="P5"><text:tab/><text:tab/><text:tab/>res = string(word[i]) + res</text:p>
      <text:p text:style-name="P5"><text:tab/><text:tab/>} else if word[i] == ' ' &amp;&amp; res != "" {</text:p>
      <text:p text:style-name="P5"><text:tab/><text:tab/><text:tab/>break</text:p>
      <text:p text:style-name="P5"><text:tab/><text:tab/>}</text:p>
      <text:p text:style-name="P5"><text:tab/>}</text:p>
      <text:p text:style-name="P5"><text:tab/>if res == "" {</text:p>
      <text:p text:style-name="P5"><text:tab/><text:tab/>return</text:p>
      <text:p text:style-name="P5"><text:tab/>}</text:p>
      <text:p text:style-name="P5"><text:tab/>for _, d := range res {</text:p>
      <text:p text:style-name="P5"><text:tab/><text:tab/>z01.PrintRune(d)</text:p>
      <text:p text:style-name="P5"><text:tab/>}</text:p>
      <text:p text:style-name="P5"><text:tab/>z01.PrintRune('\n')</text:p>
      <text:p text:style-name="P5">}</text:p>
      <text:list xml:id="list94919479745416" text:continue-numbering="true" text:style-name="L5">
        <text:list-item>
          <text:list>
            <text:list-header>
              <text:p text:style-name="P13"><text:span text:style-name="T4">//</text:span><text:a xlink:type="simple" xlink:href="https://github.com/01-edu/public/tree/master/subjects/reduceint" text:style-name="Internet_20_link" text:visited-style-name="Visited_20_Internet_20_Link">Reduceint</text:a></text:p>
            </text:list-header>
          </text:list>
        </text:list-item>
      </text:list>
      <text:p text:style-name="P5">func ReduceInt(a []int, f func(int, int) int) {</text:p>
      <text:p text:style-name="P5"><text:tab/>result := a[0]</text:p>
      <text:p text:style-name="P5"><text:tab/>for i := 1; i &lt; len(a); i++ {</text:p>
      <text:p text:style-name="P5"><text:tab/><text:tab/>result = f(result, a[i])</text:p>
      <text:p text:style-name="P5"><text:tab/>}</text:p>
      <text:p text:style-name="P5"><text:tab/>for _, d := range strconv.Itoa(result) {</text:p>
      <text:p text:style-name="P5"><text:tab/><text:tab/>z01.PrintRune(d)</text:p>
      <text:p text:style-name="P5"><text:tab/>}</text:p>
      <text:p text:style-name="P5"><text:tab/>z01.PrintRune('\n')</text:p>
      <text:p text:style-name="P5"/>
      <text:p text:style-name="P5">}</text:p>
      <text:h text:style-name="P1" text:outline-level="3">4 (middle)</text:h>
      <text:list xml:id="list4101485148" text:style-name="L6">
        <text:list-item>
          <text:list>
            <text:list-header>
              <text:p text:style-name="P14"><text:span text:style-name="T4">//</text:span><text:a xlink:type="simple" xlink:href="https://github.com/01-edu/public/tree/master/subjects/chunk" text:style-name="Internet_20_link" text:visited-style-name="Visited_20_Internet_20_Link">Сhunk</text:a></text:p>
            </text:list-header>
          </text:list>
        </text:list-item>
      </text:list>
      <text:p text:style-name="P18"/>
      <text:p text:style-name="P18">func Chunk(slice []int, size int) {</text:p>
      <text:p text:style-name="P18"><text:tab/>if size == 0 {</text:p>
      <text:p text:style-name="P18"><text:tab/><text:tab/>fmt.Println()</text:p>
      <text:p text:style-name="P18"><text:tab/><text:tab/>return</text:p>
      <text:p text:style-name="P18"><text:tab/>} else if len(slice) == 0 {</text:p>
      <text:p text:style-name="P18"><text:tab/><text:tab/>fmt.Println(slice)</text:p>
      <text:p text:style-name="P18"><text:tab/><text:tab/>return</text:p>
      <text:p text:style-name="P18"><text:soft-page-break/><text:tab/>}</text:p>
      <text:p text:style-name="P18"><text:tab/>var result [][]int</text:p>
      <text:p text:style-name="P18"><text:tab/>for len(slice) &gt; size {</text:p>
      <text:p text:style-name="P18"><text:tab/><text:tab/>result = append(result, slice[:size])</text:p>
      <text:p text:style-name="P18"><text:tab/><text:tab/>slice = slice[size:]</text:p>
      <text:p text:style-name="P18"><text:tab/>}</text:p>
      <text:p text:style-name="P18"><text:tab/>result = append(result, slice)</text:p>
      <text:p text:style-name="P18"><text:tab/>fmt.Println(result)</text:p>
      <text:p text:style-name="P18">}</text:p>
      <text:list xml:id="list94920695235360" text:continue-numbering="true" text:style-name="L6">
        <text:list-item>
          <text:list>
            <text:list-header>
              <text:p text:style-name="P14"><text:span text:style-name="T4">//</text:span><text:a xlink:type="simple" xlink:href="https://github.com/01-edu/public/tree/master/subjects/searchreplace" text:style-name="Internet_20_link" text:visited-style-name="Visited_20_Internet_20_Link">Searchreplace</text:a></text:p>
            </text:list-header>
          </text:list>
        </text:list-item>
      </text:list>
      <text:p text:style-name="P18">func main() {</text:p>
      <text:p text:style-name="P18"><text:tab/>if len(os.Args) == 4 {</text:p>
      <text:p text:style-name="P18"><text:tab/><text:tab/>for _, word := range os.Args[1] {</text:p>
      <text:p text:style-name="P18"><text:tab/><text:tab/><text:tab/>if word == []rune(os.Args[2])[0] {</text:p>
      <text:p text:style-name="P18"><text:tab/><text:tab/><text:tab/><text:tab/>word = []rune(os.Args[3])[0]</text:p>
      <text:p text:style-name="P18"><text:tab/><text:tab/><text:tab/>}</text:p>
      <text:p text:style-name="P18"><text:tab/><text:tab/><text:tab/>z01.PrintRune(word)</text:p>
      <text:p text:style-name="P18"><text:tab/><text:tab/>}</text:p>
      <text:p text:style-name="P18"><text:tab/><text:tab/>z01.PrintRune('\n')</text:p>
      <text:p text:style-name="P18"><text:tab/>}</text:p>
      <text:p text:style-name="P18">}</text:p>
      <text:list xml:id="list94920915191664" text:continue-numbering="true" text:style-name="L6">
        <text:list-item>
          <text:list>
            <text:list-header>
              <text:p text:style-name="P14"><text:span text:style-name="T4">//</text:span><text:a xlink:type="simple" xlink:href="https://github.com/01-edu/public/tree/master/subjects/tabmult" text:style-name="Internet_20_link" text:visited-style-name="Visited_20_Internet_20_Link">Tabmult</text:a></text:p>
            </text:list-header>
          </text:list>
        </text:list-item>
      </text:list>
      <text:p text:style-name="P18"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for i := '1'; i &lt;= '9'; i++ {</text:p>
      <text:p text:style-name="P18"><text:tab/><text:tab/>z01.PrintRune(i)</text:p>
      <text:p text:style-name="P18"><text:tab/><text:tab/>z01.PrintRune(' ')</text:p>
      <text:p text:style-name="P18"><text:tab/><text:tab/>z01.PrintRune('x')</text:p>
      <text:p text:style-name="P18"><text:tab/><text:tab/>z01.PrintRune(' ')</text:p>
      <text:p text:style-name="P18"><text:tab/><text:tab/>for _, d := range os.Args[1] {</text:p>
      <text:p text:style-name="P18"><text:tab/><text:tab/><text:tab/>z01.PrintRune(d)</text:p>
      <text:p text:style-name="P18"><text:tab/><text:tab/>}</text:p>
      <text:p text:style-name="P18"><text:tab/><text:tab/>z01.PrintRune(' ')</text:p>
      <text:p text:style-name="P18"><text:tab/><text:tab/>z01.PrintRune('=')</text:p>
      <text:p text:style-name="P18"><text:tab/><text:tab/>z01.PrintRune(' ')</text:p>
      <text:p text:style-name="P18"><text:tab/><text:tab/>printAtoi(os.Args[1], i)</text:p>
      <text:p text:style-name="P18"><text:tab/><text:tab/>z01.PrintRune('\n')</text:p>
      <text:p text:style-name="P18"><text:tab/>}</text:p>
      <text:p text:style-name="P18">}</text:p>
      <text:p text:style-name="P18">func printAtoi(s string, r rune) {</text:p>
      <text:p text:style-name="P18"><text:tab/>number, _ := strconv.Atoi(s)</text:p>
      <text:p text:style-name="P18"><text:tab/>res := number * int(r-48)</text:p>
      <text:p text:style-name="P18"><text:soft-page-break/><text:tab/>var result []rune</text:p>
      <text:p text:style-name="P18"><text:tab/>for res != 0 {</text:p>
      <text:p text:style-name="P18"><text:tab/><text:tab/>result = append(result, rune(res%10+48))</text:p>
      <text:p text:style-name="P18"><text:tab/><text:tab/>res /= 10</text:p>
      <text:p text:style-name="P18"><text:tab/>}</text:p>
      <text:p text:style-name="P18"><text:tab/>for i := len(result) - 1; i &gt;= 0; i-- {</text:p>
      <text:p text:style-name="P18"><text:tab/><text:tab/>z01.PrintRune(result[i])</text:p>
      <text:p text:style-name="P18"><text:tab/>}</text:p>
      <text:p text:style-name="P18">}</text:p>
      <text:list xml:id="list94920523733899" text:continue-numbering="true" text:style-name="L6">
        <text:list-item>
          <text:list>
            <text:list-header>
              <text:p text:style-name="P14"><text:span text:style-name="T4">//</text:span><text:a xlink:type="simple" xlink:href="https://github.com/01-edu/public/tree/master/subjects/alphamirror" text:style-name="Internet_20_link" text:visited-style-name="Visited_20_Internet_20_Link">Alphamirror</text:a></text:p>
            </text:list-header>
          </text:list>
        </text:list-item>
      </text:list>
      <text:p text:style-name="P18"/>
      <text:p text:style-name="P18"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for _, d := range os.Args[1] {</text:p>
      <text:p text:style-name="P18"><text:tab/><text:tab/>if d &gt;= 'a' &amp;&amp; d &lt;= 'z' {</text:p>
      <text:p text:style-name="P18"><text:tab/><text:tab/><text:tab/>z01.PrintRune('a' + 'z' - d)</text:p>
      <text:p text:style-name="P18"><text:tab/><text:tab/>} else if d &gt;= 'A' &amp;&amp; d &lt;= 'Z' {</text:p>
      <text:p text:style-name="P18"><text:tab/><text:tab/><text:tab/>z01.PrintRune('A' + 'Z' - d)</text:p>
      <text:p text:style-name="P18"><text:tab/><text:tab/>} else {</text:p>
      <text:p text:style-name="P18"><text:tab/><text:tab/><text:tab/>z01.PrintRune(d)</text:p>
      <text:p text:style-name="P18"><text:tab/><text:tab/>}</text:p>
      <text:p text:style-name="P18"><text:tab/>}</text:p>
      <text:p text:style-name="P18"><text:tab/>z01.PrintRune('\n')</text:p>
      <text:p text:style-name="P18">}</text:p>
      <text:list xml:id="list94919551883410" text:continue-numbering="true" text:style-name="L6">
        <text:list-item>
          <text:list>
            <text:list-header>
              <text:p text:style-name="P14"><text:span text:style-name="T4">//</text:span><text:a xlink:type="simple" xlink:href="https://github.com/01-edu/public/tree/master/subjects/compare" text:style-name="Internet_20_link" text:visited-style-name="Visited_20_Internet_20_Link">Compare</text:a></text:p>
            </text:list-header>
          </text:list>
        </text:list-item>
      </text:list>
      <text:p text:style-name="P18">func Compare(a, b string) int {</text:p>
      <text:p text:style-name="P18"><text:tab/>if a == b {</text:p>
      <text:p text:style-name="P18"><text:tab/><text:tab/>return 0</text:p>
      <text:p text:style-name="P18"><text:tab/>} else if a &gt; b {</text:p>
      <text:p text:style-name="P18"><text:tab/><text:tab/>return 1</text:p>
      <text:p text:style-name="P18"><text:tab/>} else {</text:p>
      <text:p text:style-name="P18"><text:tab/><text:tab/>return -1</text:p>
      <text:p text:style-name="P18"><text:tab/>}</text:p>
      <text:p text:style-name="P18">}</text:p>
      <text:p text:style-name="P18"/>
      <text:p text:style-name="P18"/>
      <text:list xml:id="list94921462664925" text:continue-numbering="true" text:style-name="L6">
        <text:list-item>
          <text:list>
            <text:list-header>
              <text:p text:style-name="P20">//Doop</text:p>
            </text:list-header>
          </text:list>
        </text:list-item>
      </text:list>
      <text:p text:style-name="P19"/>
      <text:p text:style-name="P19">func main() {</text:p>
      <text:p text:style-name="P19"><text:tab/>if len(os.Args) == 4 {</text:p>
      <text:p text:style-name="P19"><text:tab/><text:tab/>arg := os.Args[1:]</text:p>
      <text:p text:style-name="P19"><text:tab/><text:tab/>a := Atoi(arg[0])</text:p>
      <text:p text:style-name="P19"><text:soft-page-break/><text:tab/><text:tab/>b := Atoi(arg[2])</text:p>
      <text:p text:style-name="P19"><text:tab/><text:tab/>if a &gt; 0 &amp;&amp; b &gt; 0 &amp;&amp; (a+b) &lt; 0 || a &lt; 0 &amp;&amp; b &lt; 0 &amp;&amp; (a+b) &gt; 0 {</text:p>
      <text:p text:style-name="P19"><text:tab/><text:tab/><text:tab/>return</text:p>
      <text:p text:style-name="P19"><text:tab/><text:tab/>}</text:p>
      <text:p text:style-name="P19"><text:tab/><text:tab/>if len(arg[0]) &gt;= 19 {</text:p>
      <text:p text:style-name="P19"><text:tab/><text:tab/><text:tab/>return</text:p>
      <text:p text:style-name="P19"><text:tab/><text:tab/>}</text:p>
      <text:p text:style-name="P19"><text:tab/><text:tab/>switch arg[1] {</text:p>
      <text:p text:style-name="P19"><text:tab/><text:tab/>case "+":</text:p>
      <text:p text:style-name="P19"><text:tab/><text:tab/><text:tab/>fmt.Printf("%d\n", a+b)</text:p>
      <text:p text:style-name="P19"><text:tab/><text:tab/>case "-":</text:p>
      <text:p text:style-name="P19"><text:tab/><text:tab/><text:tab/>fmt.Printf("%d\n", a-b)</text:p>
      <text:p text:style-name="P19"><text:tab/><text:tab/>case "*":</text:p>
      <text:p text:style-name="P19"><text:tab/><text:tab/><text:tab/>fmt.Printf("%d\n", a*b)</text:p>
      <text:p text:style-name="P19"><text:tab/><text:tab/>case "/":</text:p>
      <text:p text:style-name="P19"><text:tab/><text:tab/><text:tab/>if b == 0 {</text:p>
      <text:p text:style-name="P19"><text:tab/><text:tab/><text:tab/><text:tab/>fmt.Printf("No division by 0\n")</text:p>
      <text:p text:style-name="P19"><text:tab/><text:tab/><text:tab/><text:tab/>return</text:p>
      <text:p text:style-name="P19"><text:tab/><text:tab/><text:tab/>}</text:p>
      <text:p text:style-name="P19"><text:tab/><text:tab/><text:tab/>fmt.Printf("%d\n", a/b)</text:p>
      <text:p text:style-name="P19"><text:tab/><text:tab/>case "%":</text:p>
      <text:p text:style-name="P19"><text:tab/><text:tab/><text:tab/>if b == 0 {</text:p>
      <text:p text:style-name="P19"><text:tab/><text:tab/><text:tab/><text:tab/>fmt.Printf("No modulo by 0\n")</text:p>
      <text:p text:style-name="P19"><text:tab/><text:tab/><text:tab/><text:tab/>return</text:p>
      <text:p text:style-name="P19"><text:tab/><text:tab/><text:tab/>}</text:p>
      <text:p text:style-name="P19"><text:tab/><text:tab/><text:tab/>fmt.Printf("%d\n", a%b)</text:p>
      <text:p text:style-name="P19"><text:tab/><text:tab/>}</text:p>
      <text:p text:style-name="P19"><text:tab/>}</text:p>
      <text:p text:style-name="P19">}</text:p>
      <text:p text:style-name="P19"/>
      <text:p text:style-name="P19">func Atoi(str string) int {</text:p>
      <text:p text:style-name="P19"><text:tab/>neg := 1</text:p>
      <text:p text:style-name="P19"><text:tab/>if str[0] == '-' {</text:p>
      <text:p text:style-name="P19"><text:tab/><text:tab/>neg = 01</text:p>
      <text:p text:style-name="P19"><text:tab/><text:tab/>str = str[1:]</text:p>
      <text:p text:style-name="P19"><text:tab/>}</text:p>
      <text:p text:style-name="P19"><text:tab/>n := 0</text:p>
      <text:p text:style-name="P19"><text:tab/>for _, w := range str {</text:p>
      <text:p text:style-name="P19"><text:tab/><text:tab/>if w &lt; '0' || w &gt; '9' {</text:p>
      <text:p text:style-name="P19"><text:tab/><text:tab/><text:tab/>os.Exit(0)</text:p>
      <text:p text:style-name="P19"><text:tab/><text:tab/>}</text:p>
      <text:p text:style-name="P19"><text:tab/><text:tab/>n = n*10 + int(w-'0')</text:p>
      <text:p text:style-name="P19"><text:tab/>}</text:p>
      <text:p text:style-name="P19"><text:tab/>return neg * n</text:p>
      <text:p text:style-name="P19">}</text:p>
      <text:list xml:id="list94919597754143" text:continue-numbering="true" text:style-name="L6">
        <text:list-item>
          <text:list>
            <text:list-header>
              <text:p text:style-name="P14"><text:soft-page-break/><text:span text:style-name="T4">//</text:span><text:a xlink:type="simple" xlink:href="https://github.com/01-edu/public/tree/master/subjects/findprevprime" text:style-name="Internet_20_link" text:visited-style-name="Visited_20_Internet_20_Link">Findprevprime</text:a></text:p>
            </text:list-header>
          </text:list>
        </text:list-item>
      </text:list>
      <text:p text:style-name="P18">func main() {</text:p>
      <text:p text:style-name="P18"><text:tab/>fmt.Println(FindPrevPrime(5))</text:p>
      <text:p text:style-name="P18"><text:tab/>fmt.Println(FindPrevPrime(4))</text:p>
      <text:p text:style-name="P18">}</text:p>
      <text:p text:style-name="P18"/>
      <text:p text:style-name="P18">func FindPrevPrime(nb int) int {</text:p>
      <text:p text:style-name="P18"><text:tab/>if nb &lt; 2 {</text:p>
      <text:p text:style-name="P18"><text:tab/><text:tab/>return 0</text:p>
      <text:p text:style-name="P18"><text:tab/>}</text:p>
      <text:p text:style-name="P18"><text:tab/>for nb &gt; 1 {</text:p>
      <text:p text:style-name="P18"><text:tab/><text:tab/>if check(nb) {</text:p>
      <text:p text:style-name="P18"><text:tab/><text:tab/><text:tab/>break</text:p>
      <text:p text:style-name="P18"><text:tab/><text:tab/>}</text:p>
      <text:p text:style-name="P18"><text:tab/><text:tab/>nb--</text:p>
      <text:p text:style-name="P18"><text:tab/>}</text:p>
      <text:p text:style-name="P18"><text:tab/>return nb</text:p>
      <text:p text:style-name="P18">}</text:p>
      <text:p text:style-name="P18"/>
      <text:p text:style-name="P18">func check(nb int) bool {</text:p>
      <text:p text:style-name="P18"><text:tab/>for i := 2; i &lt;= nb/2; i++ {</text:p>
      <text:p text:style-name="P18"><text:tab/><text:tab/>if nb%i == 0 {</text:p>
      <text:p text:style-name="P18"><text:tab/><text:tab/><text:tab/>return false</text:p>
      <text:p text:style-name="P18"><text:tab/><text:tab/>}</text:p>
      <text:p text:style-name="P18"><text:tab/>}</text:p>
      <text:p text:style-name="P18"><text:tab/>return true</text:p>
      <text:p text:style-name="P18">}</text:p>
      <text:list xml:id="list94919426340884" text:continue-numbering="true" text:style-name="L6">
        <text:list-item>
          <text:list>
            <text:list-header>
              <text:p text:style-name="P14"><text:span text:style-name="T4">//</text:span><text:a xlink:type="simple" xlink:href="https://github.com/01-edu/public/tree/master/subjects/foldint" text:style-name="Internet_20_link" text:visited-style-name="Visited_20_Internet_20_Link">Foldint</text:a></text:p>
            </text:list-header>
          </text:list>
        </text:list-item>
      </text:list>
      <text:p text:style-name="P18"/>
      <text:p text:style-name="P18">func main() {</text:p>
      <text:p text:style-name="P18"><text:tab/>Add := func(a int, b int) int {</text:p>
      <text:p text:style-name="P18"><text:tab/><text:tab/>return a + b</text:p>
      <text:p text:style-name="P18"><text:tab/>}</text:p>
      <text:p text:style-name="P18"><text:tab/>Mul := func(a int, b int) int {</text:p>
      <text:p text:style-name="P18"><text:tab/><text:tab/>return a * b</text:p>
      <text:p text:style-name="P18"><text:tab/>}</text:p>
      <text:p text:style-name="P18"><text:tab/>Sub := func(a int, b int) int {</text:p>
      <text:p text:style-name="P18"><text:tab/><text:tab/>return a - b</text:p>
      <text:p text:style-name="P18"><text:tab/>}</text:p>
      <text:p text:style-name="P18"><text:tab/>table := []int{1, 2, 3}</text:p>
      <text:p text:style-name="P18"><text:tab/>ac := 93</text:p>
      <text:p text:style-name="P18"><text:tab/>FoldInt(Add, table, ac)</text:p>
      <text:p text:style-name="P18"><text:tab/>FoldInt(Mul, table, ac)</text:p>
      <text:p text:style-name="P18"><text:tab/>FoldInt(Sub, table, ac)</text:p>
      <text:p text:style-name="P18"><text:soft-page-break/><text:tab/>fmt.Println()</text:p>
      <text:p text:style-name="P18"/>
      <text:p text:style-name="P18"><text:tab/>table = []int{0}</text:p>
      <text:p text:style-name="P18"><text:tab/>FoldInt(Add, table, ac)</text:p>
      <text:p text:style-name="P18"><text:tab/>FoldInt(Mul, table, ac)</text:p>
      <text:p text:style-name="P18"><text:tab/>FoldInt(Sub, table, ac)</text:p>
      <text:p text:style-name="P18">}</text:p>
      <text:p text:style-name="P18">func FoldInt(f func(int, int) int, a []int, n int) {</text:p>
      <text:p text:style-name="P18"><text:tab/>for i := 0; i &lt; len(a); i++ {</text:p>
      <text:p text:style-name="P18"><text:tab/><text:tab/>n = f(n, a[i])</text:p>
      <text:p text:style-name="P18"><text:tab/>}</text:p>
      <text:p text:style-name="P18"><text:tab/>for _, d := range Itoa(n) {</text:p>
      <text:p text:style-name="P18"><text:tab/><text:tab/>z01.PrintRune(d)</text:p>
      <text:p text:style-name="P18"><text:tab/>}</text:p>
      <text:p text:style-name="P18"><text:tab/>z01.PrintRune('\n')</text:p>
      <text:p text:style-name="P18">}</text:p>
      <text:p text:style-name="P18"/>
      <text:p text:style-name="P18">func Itoa(n int) string {</text:p>
      <text:p text:style-name="P18"><text:tab/>neg := ""</text:p>
      <text:p text:style-name="P18"><text:tab/>str := ""</text:p>
      <text:p text:style-name="P18"><text:tab/>if n &lt; 0 {</text:p>
      <text:p text:style-name="P18"><text:tab/><text:tab/>neg = "-"</text:p>
      <text:p text:style-name="P18"><text:tab/><text:tab/>n = -n</text:p>
      <text:p text:style-name="P18"><text:tab/>} else if n == 0 {</text:p>
      <text:p text:style-name="P18"><text:tab/><text:tab/>z01.PrintRune('0')</text:p>
      <text:p text:style-name="P18"><text:tab/>} else {</text:p>
      <text:p text:style-name="P18"><text:tab/><text:tab/>for n &gt; 0 {</text:p>
      <text:p text:style-name="P18"><text:tab/><text:tab/><text:tab/>str = string(rune(n%10+48)) + str</text:p>
      <text:p text:style-name="P18"><text:tab/><text:tab/><text:tab/>n /= 10</text:p>
      <text:p text:style-name="P18"><text:tab/><text:tab/>}</text:p>
      <text:p text:style-name="P18"><text:tab/>}</text:p>
      <text:p text:style-name="P18"><text:tab/>return neg + str</text:p>
      <text:p text:style-name="P18">}</text:p>
      <text:h text:style-name="P1" text:outline-level="3">5 (middle)</text:h>
      <text:list xml:id="list4233792169" text:style-name="L7">
        <text:list-item>
          <text:list>
            <text:list-header>
              <text:p text:style-name="P15"><text:span text:style-name="T4">//</text:span><text:a xlink:type="simple" xlink:href="https://github.com/01-edu/public/tree/master/subjects/romannumbers" text:style-name="Internet_20_link" text:visited-style-name="Visited_20_Internet_20_Link">Romannumbers</text:a></text:p>
            </text:list-header>
          </text:list>
        </text:list-item>
      </text:list>
      <text:p text:style-name="P18"/>
      <text:p text:style-name="P18"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num := atoi(os.Args[1])</text:p>
      <text:p text:style-name="P18"><text:tab/>if num &gt;= 4000 || num == 0 {</text:p>
      <text:p text:style-name="P18"><text:tab/><text:tab/>fmt.Printf("%s\n", "ERROR: cannot convert to roman digit")</text:p>
      <text:p text:style-name="P18"><text:soft-page-break/><text:tab/><text:tab/>return</text:p>
      <text:p text:style-name="P18"><text:tab/>}</text:p>
      <text:p text:style-name="P18"><text:tab/>ones1 := []string{"", "I+", "I+I+", "I+I+I+", "(V-I)+", "V+", "V+I+", "V+I+I+", "V+I+I+I+", "(X-I)+"}</text:p>
      <text:p text:style-name="P18"><text:tab/>tens1 := []string{"", "X+", "X+X+", "X+X+X+", "(L-X)+", "L+", "L+X+", "L+X+X+", "L+X+X+X+", "(C-X)+"}</text:p>
      <text:p text:style-name="P18"><text:tab/>hundreds1 := []string{"", "C+", "C+C+", "C+C+C+", "(D-C)+", "D+", "D+C+", "D+C+C+", "D+C+C+C+", "(M-C)+"}</text:p>
      <text:p text:style-name="P18"><text:tab/>thousands1 := []string{"", "M+", "M+M+", "M+M+M+"}</text:p>
      <text:p text:style-name="P18"><text:tab/>res1 := thousands1[num/1000] + hundreds1[num%1000/100] + tens1[num%100/10] + ones1[num%10]</text:p>
      <text:p text:style-name="P18"><text:tab/>res1 = res1[:len(res1)-1]</text:p>
      <text:p text:style-name="P18"><text:tab/>fmt.Printf("%s\n", res1)</text:p>
      <text:p text:style-name="P18"/>
      <text:p text:style-name="P18"><text:tab/>ones := []string{"", "I", "II", "III", "IV", "V", "VI", "VII", "VIII", "IX"}</text:p>
      <text:p text:style-name="P18"><text:tab/>tens := []string{"", "X", "XX", "XXX", "XL", "L", "LX", "LXX", "LXXX", "XC"}</text:p>
      <text:p text:style-name="P18"><text:tab/>hundreds := []string{"", "C", "CC", "CCC", "CD", "D", "DC", "DCC", "DCCC", "CM"}</text:p>
      <text:p text:style-name="P18"><text:tab/>thousands := []string{"", "M", "MM", "MMM"}</text:p>
      <text:p text:style-name="P18"><text:tab/>res := thousands[num/1000] + hundreds[num%1000/100] + tens[num%100/10] + ones[num%10]</text:p>
      <text:p text:style-name="P18"><text:tab/>fmt.Printf("%s\n", res)</text:p>
      <text:p text:style-name="P18">}</text:p>
      <text:p text:style-name="P18"/>
      <text:p text:style-name="P18">func atoi(s string) int {</text:p>
      <text:p text:style-name="P18"><text:tab/>var negative bool</text:p>
      <text:p text:style-name="P18"><text:tab/>var n int</text:p>
      <text:p text:style-name="P18"><text:tab/>if s[0] == '-' {</text:p>
      <text:p text:style-name="P18"><text:tab/><text:tab/>negative = true</text:p>
      <text:p text:style-name="P18"><text:tab/><text:tab/>s = s[1:]</text:p>
      <text:p text:style-name="P18"><text:tab/>}</text:p>
      <text:p text:style-name="P18"><text:tab/>for _, ch := range []byte(s) {</text:p>
      <text:p text:style-name="P18"><text:tab/><text:tab/>ch -= '0'</text:p>
      <text:p text:style-name="P18"><text:tab/><text:tab/>if ch &gt; 9 {</text:p>
      <text:p text:style-name="P18"><text:tab/><text:tab/><text:tab/>return 0</text:p>
      <text:p text:style-name="P18"><text:tab/><text:tab/>}</text:p>
      <text:p text:style-name="P18"><text:tab/><text:tab/>n = n*10 + int(ch)</text:p>
      <text:p text:style-name="P18"><text:tab/>}</text:p>
      <text:p text:style-name="P18"><text:tab/>if negative {</text:p>
      <text:p text:style-name="P18"><text:tab/><text:tab/>n = -n</text:p>
      <text:p text:style-name="P18"><text:tab/>}</text:p>
      <text:p text:style-name="P18"><text:tab/>return n</text:p>
      <text:p text:style-name="P18">}</text:p>
      <text:list xml:id="list94919713554232" text:continue-numbering="true" text:style-name="L7">
        <text:list-item>
          <text:list>
            <text:list-header>
              <text:p text:style-name="P15"><text:span text:style-name="T4">//</text:span><text:a xlink:type="simple" xlink:href="https://github.com/01-edu/public/tree/master/subjects/ispowerof2" text:style-name="Internet_20_link" text:visited-style-name="Visited_20_Internet_20_Link">Ispowerof2</text:a></text:p>
            </text:list-header>
          </text:list>
        </text:list-item>
      </text:list>
      <text:p text:style-name="P18"/>
      <text:p text:style-name="P18"><text:soft-page-break/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arg := os.Args[1:]</text:p>
      <text:p text:style-name="P18"><text:tab/>n := Atoi(arg[0])</text:p>
      <text:p text:style-name="P18"><text:tab/>if n&amp;(n-1) == 0 &amp;&amp; n &gt; 0 {</text:p>
      <text:p text:style-name="P18"><text:tab/><text:tab/>result := "true"</text:p>
      <text:p text:style-name="P18"><text:tab/><text:tab/>for _, w := range result {</text:p>
      <text:p text:style-name="P18"><text:tab/><text:tab/><text:tab/>z01.PrintRune(w)</text:p>
      <text:p text:style-name="P18"><text:tab/><text:tab/>}</text:p>
      <text:p text:style-name="P18"><text:tab/><text:tab/>z01.PrintRune(10)</text:p>
      <text:p text:style-name="P18"><text:tab/>} else {</text:p>
      <text:p text:style-name="P18"><text:tab/><text:tab/>result := "false"</text:p>
      <text:p text:style-name="P18"><text:tab/><text:tab/>for _, w := range result {</text:p>
      <text:p text:style-name="P18"><text:tab/><text:tab/><text:tab/>z01.PrintRune(w)</text:p>
      <text:p text:style-name="P18"><text:tab/><text:tab/>}</text:p>
      <text:p text:style-name="P18"><text:tab/><text:tab/>z01.PrintRune(10)</text:p>
      <text:p text:style-name="P18"><text:tab/>}</text:p>
      <text:p text:style-name="P18">}</text:p>
      <text:p text:style-name="P18"/>
      <text:p text:style-name="P18">func Atoi(args string) int {</text:p>
      <text:p text:style-name="P18"><text:tab/>s := 0</text:p>
      <text:p text:style-name="P18"><text:tab/>temp := 1</text:p>
      <text:p text:style-name="P18"><text:tab/>if args[0] == '-' {</text:p>
      <text:p text:style-name="P18"><text:tab/><text:tab/>temp = -1</text:p>
      <text:p text:style-name="P18"><text:tab/><text:tab/>args = args[1:]</text:p>
      <text:p text:style-name="P18"><text:tab/>}</text:p>
      <text:p text:style-name="P18"><text:tab/>for v := range args {</text:p>
      <text:p text:style-name="P18"><text:tab/><text:tab/>s = s * 10</text:p>
      <text:p text:style-name="P18"><text:tab/><text:tab/>s = s + int(args[v]-48)</text:p>
      <text:p text:style-name="P18"><text:tab/>}</text:p>
      <text:p text:style-name="P18"><text:tab/>return s * temp</text:p>
      <text:p text:style-name="P18">}</text:p>
      <text:list xml:id="list94920193650167" text:continue-numbering="true" text:style-name="L7">
        <text:list-item>
          <text:list>
            <text:list-header>
              <text:p text:style-name="P15"><text:span text:style-name="T4">//</text:span><text:a xlink:type="simple" xlink:href="https://github.com/01-edu/public/tree/master/subjects/union" text:style-name="Internet_20_link" text:visited-style-name="Visited_20_Internet_20_Link">Union</text:a></text:p>
            </text:list-header>
          </text:list>
        </text:list-item>
      </text:list>
      <text:p text:style-name="P18">func main() {</text:p>
      <text:p text:style-name="P18"><text:tab/>if len(os.Args) != 3 {</text:p>
      <text:p text:style-name="P18"><text:tab/><text:tab/>z01.PrintRune(10)</text:p>
      <text:p text:style-name="P18"><text:tab/><text:tab/>return</text:p>
      <text:p text:style-name="P18"><text:tab/>}</text:p>
      <text:p text:style-name="P18"><text:tab/>arg := os.Args[1:]</text:p>
      <text:p text:style-name="P18"><text:tab/>var result string</text:p>
      <text:p text:style-name="P18"><text:tab/>for _, word := range arg[0] + arg[1] {</text:p>
      <text:p text:style-name="P18"><text:tab/><text:tab/>if !double(result, word) {</text:p>
      <text:p text:style-name="P18"><text:tab/><text:tab/><text:tab/>result += string(word)</text:p>
      <text:p text:style-name="P18"><text:soft-page-break/><text:tab/><text:tab/>}</text:p>
      <text:p text:style-name="P18"><text:tab/>}</text:p>
      <text:p text:style-name="P18"><text:tab/>for _, w := range result {</text:p>
      <text:p text:style-name="P18"><text:tab/><text:tab/>z01.PrintRune(w)</text:p>
      <text:p text:style-name="P18"><text:tab/>}</text:p>
      <text:p text:style-name="P18"><text:tab/>z01.PrintRune(10)</text:p>
      <text:p text:style-name="P18">}</text:p>
      <text:p text:style-name="P18"/>
      <text:p text:style-name="P18">func double(s string, r rune) bool {</text:p>
      <text:p text:style-name="P18"><text:tab/>for _, i := range s {</text:p>
      <text:p text:style-name="P18"><text:tab/><text:tab/>if i == r {</text:p>
      <text:p text:style-name="P18"><text:tab/><text:tab/><text:tab/>return true</text:p>
      <text:p text:style-name="P18"><text:tab/><text:tab/>}</text:p>
      <text:p text:style-name="P18"><text:tab/>}</text:p>
      <text:p text:style-name="P18"><text:tab/>return false</text:p>
      <text:p text:style-name="P18">}</text:p>
      <text:list xml:id="list94919662775824" text:continue-numbering="true" text:style-name="L7">
        <text:list-item>
          <text:list>
            <text:list-header>
              <text:p text:style-name="P15"><text:span text:style-name="T4">//</text:span><text:a xlink:type="simple" xlink:href="https://github.com/01-edu/public/tree/master/subjects/inter" text:style-name="Internet_20_link" text:visited-style-name="Visited_20_Internet_20_Link">Inter</text:a></text:p>
            </text:list-header>
          </text:list>
        </text:list-item>
      </text:list>
      <text:p text:style-name="P18">func main() {</text:p>
      <text:p text:style-name="P18"><text:tab/>if len(os.Args) != 3 {</text:p>
      <text:p text:style-name="P18"><text:tab/><text:tab/>return</text:p>
      <text:p text:style-name="P18"><text:tab/>}</text:p>
      <text:p text:style-name="P18"><text:tab/>var result string</text:p>
      <text:p text:style-name="P18"><text:tab/>for _, i := range os.Args[1] {</text:p>
      <text:p text:style-name="P18"><text:tab/><text:tab/>for _, d := range os.Args[2] {</text:p>
      <text:p text:style-name="P18"><text:tab/><text:tab/><text:tab/>if i == d &amp;&amp; !check(result, i) {</text:p>
      <text:p text:style-name="P18"><text:tab/><text:tab/><text:tab/><text:tab/>result += string(i)</text:p>
      <text:p text:style-name="P18"><text:tab/><text:tab/><text:tab/>}</text:p>
      <text:p text:style-name="P18"><text:tab/><text:tab/>}</text:p>
      <text:p text:style-name="P18"><text:tab/>}</text:p>
      <text:p text:style-name="P18"><text:tab/>for _, d := range result {</text:p>
      <text:p text:style-name="P18"><text:tab/><text:tab/>z01.PrintRune(d)</text:p>
      <text:p text:style-name="P18"><text:tab/>}</text:p>
      <text:p text:style-name="P18"><text:tab/>z01.PrintRune('\n')</text:p>
      <text:p text:style-name="P18">}</text:p>
      <text:p text:style-name="P18"/>
      <text:p text:style-name="P18">func check(s string, r rune) bool {</text:p>
      <text:p text:style-name="P18"><text:tab/>for _, d := range s {</text:p>
      <text:p text:style-name="P18"><text:tab/><text:tab/>if d == r {</text:p>
      <text:p text:style-name="P18"><text:tab/><text:tab/><text:tab/>return true</text:p>
      <text:p text:style-name="P18"><text:tab/><text:tab/>}</text:p>
      <text:p text:style-name="P18"><text:tab/>}</text:p>
      <text:p text:style-name="P18"><text:tab/>return false</text:p>
      <text:p text:style-name="P18">}</text:p>
      <text:list xml:id="list94921004465466" text:continue-numbering="true" text:style-name="L7">
        <text:list-item>
          <text:list>
            <text:list-header>
              <text:p text:style-name="P15"><text:span text:style-name="T4">//</text:span><text:a xlink:type="simple" xlink:href="https://github.com/01-edu/public/tree/master/subjects/printbits" text:style-name="Internet_20_link" text:visited-style-name="Visited_20_Internet_20_Link">Printbits</text:a></text:p>
            </text:list-header>
          </text:list>
        </text:list-item>
      </text:list>
      <text:p text:style-name="P18"><text:soft-page-break/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a, _ := strconv.Atoi(os.Args[1])</text:p>
      <text:p text:style-name="P18"><text:tab/>var str string</text:p>
      <text:p text:style-name="P18"><text:tab/>if a == 0 {</text:p>
      <text:p text:style-name="P18"><text:tab/><text:tab/>str = "00000000"</text:p>
      <text:p text:style-name="P18"><text:tab/>}</text:p>
      <text:p text:style-name="P18"><text:tab/>for len(str) != 8 {</text:p>
      <text:p text:style-name="P18"><text:tab/><text:tab/>str = string(rune(a%2+48)) + str</text:p>
      <text:p text:style-name="P18"><text:tab/><text:tab/>a /= 2</text:p>
      <text:p text:style-name="P18"><text:tab/>}</text:p>
      <text:p text:style-name="P18"><text:tab/>str2 := str[4:8] + str[0:4]</text:p>
      <text:p text:style-name="P18"><text:tab/>for _, i := range str {</text:p>
      <text:p text:style-name="P18"><text:tab/><text:tab/>z01.PrintRune(i)</text:p>
      <text:p text:style-name="P18"><text:tab/>}</text:p>
      <text:p text:style-name="P18"><text:tab/>z01.PrintRune('\n')</text:p>
      <text:p text:style-name="P18"><text:tab/>for _, i := range str2 {</text:p>
      <text:p text:style-name="P18"><text:tab/><text:tab/>z01.PrintRune(i)</text:p>
      <text:p text:style-name="P18"><text:tab/>}</text:p>
      <text:p text:style-name="P18"><text:tab/>z01.PrintRune('\n')</text:p>
      <text:p text:style-name="P18">}</text:p>
      <text:list xml:id="list94920717517180" text:continue-numbering="true" text:style-name="L7">
        <text:list-item>
          <text:list>
            <text:list-header>
              <text:p text:style-name="P15"><text:span text:style-name="T4">//</text:span><text:a xlink:type="simple" xlink:href="https://github.com/01-edu/public/tree/master/subjects/piglatin" text:style-name="Internet_20_link" text:visited-style-name="Visited_20_Internet_20_Link">Piglatin</text:a></text:p>
            </text:list-header>
          </text:list>
        </text:list-item>
      </text:list>
      <text:p text:style-name="P18"/>
      <text:p text:style-name="P18"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word := os.Args[1]</text:p>
      <text:p text:style-name="P18"><text:tab/>var first_l bool</text:p>
      <text:p text:style-name="P18"><text:tab/>// For first word</text:p>
      <text:p text:style-name="P18"><text:tab/>for i := 0; i &lt; len(word); i++ {</text:p>
      <text:p text:style-name="P18"><text:tab/><text:tab/>if word[0] == 'a' || word[0] == 'A' || word[0] == 'e' || word[0] == 'E' || word[0] == 'i' || word[0] == 'I' || word[0] == 'o' || word[0] == 'O' || word[0] == 'u' || word[0] == 'U' {</text:p>
      <text:p text:style-name="P18"><text:tab/><text:tab/><text:tab/>word += "ay"</text:p>
      <text:p text:style-name="P18"><text:tab/><text:tab/><text:tab/>first_l = true</text:p>
      <text:p text:style-name="P18"><text:tab/><text:tab/><text:tab/>break</text:p>
      <text:p text:style-name="P18"><text:tab/><text:tab/>}</text:p>
      <text:p text:style-name="P18"><text:tab/>}</text:p>
      <text:p text:style-name="P18"><text:tab/>// for second word</text:p>
      <text:p text:style-name="P18"><text:tab/>if !first_l {</text:p>
      <text:p text:style-name="P18"><text:tab/><text:tab/>for i := 1; i &lt; len(word); i++ {</text:p>
      <text:p text:style-name="P18"><text:soft-page-break/><text:tab/><text:tab/><text:tab/>if word[i] == 'a' || word[i] == 'A' || word[i] == 'e' || word[i] == 'E' || word[i] == 'i' || word[i] == 'I' || word[i] == 'o' || word[i] == 'O' || word[i] == 'u' || word[i] == 'U' {</text:p>
      <text:p text:style-name="P18"><text:tab/><text:tab/><text:tab/><text:tab/>first_letter := string(word[0])</text:p>
      <text:p text:style-name="P18"><text:tab/><text:tab/><text:tab/><text:tab/>word = word[i:]</text:p>
      <text:p text:style-name="P18"><text:tab/><text:tab/><text:tab/><text:tab/>word += first_letter</text:p>
      <text:p text:style-name="P18"><text:tab/><text:tab/><text:tab/><text:tab/>word += "ay"</text:p>
      <text:p text:style-name="P18"><text:tab/><text:tab/><text:tab/><text:tab/>break</text:p>
      <text:p text:style-name="P18"><text:tab/><text:tab/><text:tab/>}</text:p>
      <text:p text:style-name="P18"><text:tab/><text:tab/>}</text:p>
      <text:p text:style-name="P18"><text:tab/>}</text:p>
      <text:p text:style-name="P18"><text:tab/>if word == os.Args[1] {</text:p>
      <text:p text:style-name="P18"><text:tab/><text:tab/>fmt.Println("No vowels")</text:p>
      <text:p text:style-name="P18"><text:tab/>} else {</text:p>
      <text:p text:style-name="P18"><text:tab/><text:tab/>fmt.Println(word)</text:p>
      <text:p text:style-name="P18"><text:tab/>}</text:p>
      <text:p text:style-name="P18">}</text:p>
      <text:list xml:id="list94919979450870" text:continue-numbering="true" text:style-name="L7">
        <text:list-item>
          <text:list>
            <text:list-header>
              <text:p text:style-name="P15"><text:span text:style-name="T4">//</text:span><text:a xlink:type="simple" xlink:href="https://github.com/01-edu/public/tree/master/subjects/reversebits" text:style-name="Internet_20_link" text:visited-style-name="Visited_20_Internet_20_Link">Reversebits</text:a></text:p>
            </text:list-header>
          </text:list>
        </text:list-item>
      </text:list>
      <text:p text:style-name="P18">package main</text:p>
      <text:p text:style-name="P18"/>
      <text:p text:style-name="P18">func ReverseBits(oct byte) byte {</text:p>
      <text:p text:style-name="P18"><text:tab/>var res byte</text:p>
      <text:p text:style-name="P18"><text:tab/>for i := 8; i &gt; 0; i-- {</text:p>
      <text:p text:style-name="P18"><text:tab/><text:tab/>res = (res &lt;&lt; 1) | (oct &amp; 1)</text:p>
      <text:p text:style-name="P18"><text:tab/><text:tab/>oct &gt;&gt;= 1</text:p>
      <text:p text:style-name="P18"><text:tab/>}</text:p>
      <text:p text:style-name="P18"><text:tab/>return res</text:p>
      <text:p text:style-name="P18">}</text:p>
      <text:h text:style-name="P1" text:outline-level="3">6 (middle)</text:h>
      <text:list xml:id="list287764414" text:style-name="L8">
        <text:list-item>
          <text:list>
            <text:list-header>
              <text:p text:style-name="P16"><text:span text:style-name="T4">//</text:span><text:a xlink:type="simple" xlink:href="https://github.com/01-edu/public/tree/master/subjects/repeatalpha" text:style-name="Internet_20_link" text:visited-style-name="Visited_20_Internet_20_Link">Repeatalpha</text:a></text:p>
            </text:list-header>
          </text:list>
        </text:list-item>
      </text:list>
      <text:p text:style-name="P18"/>
      <text:p text:style-name="P18"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alpha1 := " abcdefghijklmnopqrstuvwxyz"</text:p>
      <text:p text:style-name="P18"><text:tab/>alpha2 := " ABCDEFGHIJKLMNOPQRSTUVWXYZ"</text:p>
      <text:p text:style-name="P18"><text:tab/>s := os.Args[1]</text:p>
      <text:p text:style-name="P18"><text:tab/>var count int</text:p>
      <text:p text:style-name="P18"/>
      <text:p text:style-name="P18"><text:tab/>for _, r := range s {</text:p>
      <text:p text:style-name="P18"><text:tab/><text:tab/>for i := range alpha1 {</text:p>
      <text:p text:style-name="P18"><text:soft-page-break/><text:tab/><text:tab/><text:tab/>if r == rune(alpha1[i]) {</text:p>
      <text:p text:style-name="P18"><text:tab/><text:tab/><text:tab/><text:tab/>count = i</text:p>
      <text:p text:style-name="P18"><text:tab/><text:tab/><text:tab/>}</text:p>
      <text:p text:style-name="P18"><text:tab/><text:tab/>}</text:p>
      <text:p text:style-name="P18"><text:tab/><text:tab/>for i := range alpha2 {</text:p>
      <text:p text:style-name="P18"><text:tab/><text:tab/><text:tab/>if r == rune(alpha2[i]) {</text:p>
      <text:p text:style-name="P18"><text:tab/><text:tab/><text:tab/><text:tab/>count = i</text:p>
      <text:p text:style-name="P18"><text:tab/><text:tab/><text:tab/>}</text:p>
      <text:p text:style-name="P18"><text:tab/><text:tab/>}</text:p>
      <text:p text:style-name="P18"><text:tab/><text:tab/>if count != 0 {</text:p>
      <text:p text:style-name="P18"><text:tab/><text:tab/><text:tab/>for i := 0; i &lt; count; i++ {</text:p>
      <text:p text:style-name="P18"><text:tab/><text:tab/><text:tab/><text:tab/>z01.PrintRune(r)</text:p>
      <text:p text:style-name="P18"><text:tab/><text:tab/><text:tab/>}</text:p>
      <text:p text:style-name="P18"><text:tab/><text:tab/>} else {</text:p>
      <text:p text:style-name="P18"><text:tab/><text:tab/><text:tab/>z01.PrintRune(r)</text:p>
      <text:p text:style-name="P18"><text:tab/><text:tab/>}</text:p>
      <text:p text:style-name="P18"><text:tab/>}</text:p>
      <text:p text:style-name="P18"><text:tab/>z01.PrintRune('\n')</text:p>
      <text:p text:style-name="P18">}</text:p>
      <text:list xml:id="list94921232299912" text:continue-numbering="true" text:style-name="L8">
        <text:list-item>
          <text:list>
            <text:list-header>
              <text:p text:style-name="P16"><text:span text:style-name="T4">//</text:span><text:a xlink:type="simple" xlink:href="https://github.com/01-edu/public/tree/master/subjects/sortwordarr" text:style-name="Internet_20_link" text:visited-style-name="Visited_20_Internet_20_Link">Sortwordarr</text:a></text:p>
            </text:list-header>
          </text:list>
        </text:list-item>
      </text:list>
      <text:p text:style-name="P18">func SortWordArr(a []string) {</text:p>
      <text:p text:style-name="P18"><text:tab/>for i := 0; i &lt; len(a)-1; i++ {</text:p>
      <text:p text:style-name="P18"><text:tab/><text:tab/>for j := 0; j &lt; len(a)-i-1; j++ {</text:p>
      <text:p text:style-name="P18"><text:tab/><text:tab/><text:tab/>if a[j] &gt; a[j+1] {</text:p>
      <text:p text:style-name="P18"><text:tab/><text:tab/><text:tab/><text:tab/>a[j], a[j+1] = a[j+1], a[j]</text:p>
      <text:p text:style-name="P18"><text:tab/><text:tab/><text:tab/>}</text:p>
      <text:p text:style-name="P18"><text:tab/><text:tab/>}</text:p>
      <text:p text:style-name="P18"><text:tab/>}</text:p>
      <text:p text:style-name="P18">}</text:p>
      <text:list xml:id="list94920757007295" text:continue-numbering="true" text:style-name="L8">
        <text:list-item>
          <text:list>
            <text:list-header>
              <text:p text:style-name="P16"><text:span text:style-name="T4">//</text:span><text:a xlink:type="simple" xlink:href="https://github.com/01-edu/public/tree/master/subjects/printhex" text:style-name="Internet_20_link" text:visited-style-name="Visited_20_Internet_20_Link">Printhex</text:a></text:p>
            </text:list-header>
          </text:list>
        </text:list-item>
      </text:list>
      <text:p text:style-name="P18">func main() {</text:p>
      <text:p text:style-name="P18"><text:tab/>if len(os.Args) != 2 {</text:p>
      <text:p text:style-name="P18"><text:tab/><text:tab/>return</text:p>
      <text:p text:style-name="P18"><text:tab/>}</text:p>
      <text:p text:style-name="P18"><text:tab/>hex, err := strconv.ParseInt(os.Args[1], 10, 64)</text:p>
      <text:p text:style-name="P18"><text:tab/>if err != nil {</text:p>
      <text:p text:style-name="P18"><text:tab/><text:tab/>Printing("ERROR")</text:p>
      <text:p text:style-name="P18"><text:tab/><text:tab/>return</text:p>
      <text:p text:style-name="P18"><text:tab/>}</text:p>
      <text:p text:style-name="P18"><text:tab/>Printing(strconv.FormatInt(hex, 16))</text:p>
      <text:p text:style-name="P18">}</text:p>
      <text:p text:style-name="P18"/>
      <text:p text:style-name="P18">func Printing(s string) {</text:p>
      <text:p text:style-name="P18"><text:tab/>for _, word := range s {</text:p>
      <text:p text:style-name="P18"><text:soft-page-break/><text:tab/><text:tab/>z01.PrintRune(word)</text:p>
      <text:p text:style-name="P18"><text:tab/>}</text:p>
      <text:p text:style-name="P18"><text:tab/>z01.PrintRune('\n')</text:p>
      <text:p text:style-name="P18">}</text:p>
      <text:list xml:id="list94920958851674" text:continue-numbering="true" text:style-name="L8">
        <text:list-item>
          <text:list>
            <text:list-header>
              <text:p text:style-name="P16"><text:span text:style-name="T4">//</text:span><text:a xlink:type="simple" xlink:href="https://github.com/01-edu/public/tree/master/subjects/gcd" text:style-name="Internet_20_link" text:visited-style-name="Visited_20_Internet_20_Link">GCD</text:a></text:p>
            </text:list-header>
          </text:list>
        </text:list-item>
      </text:list>
      <text:p text:style-name="P18">func main() {</text:p>
      <text:p text:style-name="P18"><text:tab/>if len(os.Args) != 3 {</text:p>
      <text:p text:style-name="P18"><text:tab/><text:tab/>return</text:p>
      <text:p text:style-name="P18"><text:tab/>}</text:p>
      <text:p text:style-name="P18"><text:tab/>n1, _ := strconv.Atoi(os.Args[1])</text:p>
      <text:p text:style-name="P18"><text:tab/>n2, _ := strconv.Atoi(os.Args[2])</text:p>
      <text:p text:style-name="P18"><text:tab/>if n1 &lt; n2 {</text:p>
      <text:p text:style-name="P18"><text:tab/><text:tab/>n1, n2 = n2, n1</text:p>
      <text:p text:style-name="P18"><text:tab/>}</text:p>
      <text:p text:style-name="P18"><text:tab/>for n2 != 0 {</text:p>
      <text:p text:style-name="P18"><text:tab/><text:tab/>n1, n2 = n2, n1%n2</text:p>
      <text:p text:style-name="P18"><text:tab/>}</text:p>
      <text:p text:style-name="P18"><text:tab/>fmt.Println(n1)</text:p>
      <text:p text:style-name="P18">}</text:p>
      <text:h text:style-name="P1" text:outline-level="3">7 (hard)</text:h>
      <text:list xml:id="list3427505555" text:style-name="L9">
        <text:list-item>
          <text:list>
            <text:list-header>
              <text:p text:style-name="P17"><text:span text:style-name="T4">//</text:span><text:a xlink:type="simple" xlink:href="https://github.com/01-edu/public/tree/master/subjects/hiddenp" text:style-name="Internet_20_link" text:visited-style-name="Visited_20_Internet_20_Link">Hiddenp</text:a></text:p>
              <text:p text:style-name="P17"><text:span text:style-name="T4">//</text:span><text:a xlink:type="simple" xlink:href="https://github.com/01-edu/public/tree/master/subjects/split" text:style-name="Internet_20_link" text:visited-style-name="Visited_20_Internet_20_Link">Split</text:a></text:p>
            </text:list-header>
          </text:list>
        </text:list-item>
      </text:list>
      <text:p text:style-name="P18"/>
      <text:p text:style-name="P18">func Split(s, sep string) []string {</text:p>
      <text:p text:style-name="P18"><text:tab/>l := len(sep)</text:p>
      <text:p text:style-name="P18"><text:tab/>var result []string</text:p>
      <text:p text:style-name="P18"><text:tab/>for i := 0; i &lt; len(s)-l-1; i++ {</text:p>
      <text:p text:style-name="P18"><text:tab/><text:tab/>if s[i:i+l] == sep &amp;&amp; i &lt; len(s)-1 {</text:p>
      <text:p text:style-name="P18"><text:tab/><text:tab/><text:tab/>result = append(result, s[:i])</text:p>
      <text:p text:style-name="P18"><text:tab/><text:tab/><text:tab/>s = s[i+l:]</text:p>
      <text:p text:style-name="P18"><text:tab/><text:tab/><text:tab/>i = 0</text:p>
      <text:p text:style-name="P18"><text:tab/><text:tab/>}</text:p>
      <text:p text:style-name="P18"><text:tab/>}</text:p>
      <text:p text:style-name="P18"><text:tab/>result = append(result, s)</text:p>
      <text:p text:style-name="P18"><text:tab/>var result2 []string</text:p>
      <text:p text:style-name="P18"><text:tab/>for _, word := range result {</text:p>
      <text:p text:style-name="P18"><text:tab/><text:tab/>if word != "" &amp;&amp; word != " " {</text:p>
      <text:p text:style-name="P18"><text:tab/><text:tab/><text:tab/>result2 = append(result2, word)</text:p>
      <text:p text:style-name="P18"><text:tab/><text:tab/>} else {</text:p>
      <text:p text:style-name="P18"><text:tab/><text:tab/><text:tab/>continue</text:p>
      <text:p text:style-name="P18"><text:tab/><text:tab/>}</text:p>
      <text:p text:style-name="P18"><text:tab/>}</text:p>
      <text:p text:style-name="P18"><text:soft-page-break/><text:tab/>return result2</text:p>
      <text:p text:style-name="P18">}</text:p>
      <text:list xml:id="list94920633731020" text:continue-numbering="true" text:style-name="L9">
        <text:list-item>
          <text:list>
            <text:list-header>
              <text:p text:style-name="P17"><text:span text:style-name="T4">//</text:span><text:a xlink:type="simple" xlink:href="https://github.com/01-edu/public/tree/master/subjects/revwstr" text:style-name="Internet_20_link" text:visited-style-name="Visited_20_Internet_20_Link">Revwstr</text:a></text:p>
            </text:list-header>
          </text:list>
        </text:list-item>
      </text:list>
      <text:p text:style-name="P5"/>
      <text:p text:style-name="P5">func main() {</text:p>
      <text:p text:style-name="P5"><text:tab/>if len(os.Args) != 2 {</text:p>
      <text:p text:style-name="P5"><text:tab/><text:tab/>return</text:p>
      <text:p text:style-name="P5"><text:tab/>}</text:p>
      <text:p text:style-name="P5"><text:tab/>arg := os.Args[1:]</text:p>
      <text:p text:style-name="P5"><text:tab/>if arg[0] == "" {</text:p>
      <text:p text:style-name="P5"><text:tab/><text:tab/>z01.PrintRune('\n')</text:p>
      <text:p text:style-name="P5"><text:tab/><text:tab/>z01.PrintRune('\n')</text:p>
      <text:p text:style-name="P5"><text:tab/><text:tab/>return</text:p>
      <text:p text:style-name="P5"><text:tab/>} else {</text:p>
      <text:p text:style-name="P5"><text:tab/><text:tab/>slice := Split(arg[0], " ")</text:p>
      <text:p text:style-name="P5"><text:tab/><text:tab/>var res string</text:p>
      <text:p text:style-name="P5"><text:tab/><text:tab/>for i := len(slice) - 1; i &gt;= 0; i-- {</text:p>
      <text:p text:style-name="P5"><text:tab/><text:tab/><text:tab/>res += slice[i] + " "</text:p>
      <text:p text:style-name="P5"><text:tab/><text:tab/>}</text:p>
      <text:p text:style-name="P5"><text:tab/><text:tab/>for _, word := range res {</text:p>
      <text:p text:style-name="P5"><text:tab/><text:tab/><text:tab/>z01.PrintRune(word)</text:p>
      <text:p text:style-name="P5"><text:tab/><text:tab/>}</text:p>
      <text:p text:style-name="P5"><text:tab/>}</text:p>
      <text:p text:style-name="P5"><text:tab/>z01.PrintRune('\n')</text:p>
      <text:p text:style-name="P5">}</text:p>
      <text:p text:style-name="P5"/>
      <text:p text:style-name="P5">func Split(s, sep string) []string {</text:p>
      <text:p text:style-name="P5"><text:tab/>l := len(sep)</text:p>
      <text:p text:style-name="P5"><text:tab/>var result []string</text:p>
      <text:p text:style-name="P5"><text:tab/>for i := 0; i &lt; len(s)-l-1; i++ {</text:p>
      <text:p text:style-name="P5"><text:tab/><text:tab/>if s[i:i+l] == sep {</text:p>
      <text:p text:style-name="P5"><text:tab/><text:tab/><text:tab/>if i &lt; len(s)-l {</text:p>
      <text:p text:style-name="P5"><text:tab/><text:tab/><text:tab/><text:tab/>result = append(result, s[:i])</text:p>
      <text:p text:style-name="P5"><text:tab/><text:tab/><text:tab/><text:tab/>s = s[i+1:]</text:p>
      <text:p text:style-name="P5"><text:tab/><text:tab/><text:tab/><text:tab/>i = 0</text:p>
      <text:p text:style-name="P5"><text:tab/><text:tab/><text:tab/>}</text:p>
      <text:p text:style-name="P5"><text:tab/><text:tab/>}</text:p>
      <text:p text:style-name="P5"><text:tab/>}</text:p>
      <text:p text:style-name="P5"><text:tab/>result = append(result, s)</text:p>
      <text:p text:style-name="P5"><text:tab/>return result</text:p>
      <text:p text:style-name="P5">}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2:13:04.544240165</meta:creation-date>
    <dc:date>2024-05-25T09:49:19.222569893</dc:date>
    <meta:editing-duration>PT14M3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6" meta:paragraph-count="652" meta:word-count="2145" meta:character-count="11155" meta:non-whitespace-character-count="8773"/>
  </office:meta>
</office:document-meta>
</file>